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weight="normal"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fo:font-size="16pt" fo:font-weight="normal" style:font-size-asian="16pt" style:font-weight-asian="normal" style:font-size-complex="16pt" style:font-weight-complex="normal"/>
    </style:style>
    <style:style style:name="P5" style:family="paragraph" style:parent-style-name="Standard">
      <style:text-properties fo:color="#158466" fo:font-size="16pt" fo:font-weight="bold" style:font-size-asian="16pt" style:font-weight-asian="bold" style:font-size-complex="16pt" style:font-weight-complex="bold"/>
    </style:style>
    <style:style style:name="P6" style:family="paragraph" style:parent-style-name="Standard">
      <style:text-properties fo:color="#158466"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color="#158466" fo:font-size="20pt" fo:font-weight="bold" officeooo:paragraph-rsid="00abf797" fo:background-color="transparent" style:font-size-asian="20pt" style:font-weight-asian="bold" style:font-size-complex="20pt" style:font-weight-complex="bold"/>
    </style:style>
    <style:style style:name="P8" style:family="paragraph" style:parent-style-name="Standard">
      <style:paragraph-properties fo:text-align="justify" style:justify-single-word="false"/>
      <style:text-properties fo:color="#158466" fo:font-size="20pt" fo:font-weight="bold" officeooo:rsid="00bba95e" officeooo:paragraph-rsid="00bba95e" fo:background-color="transparent" style:font-size-asian="20pt" style:font-weight-asian="bold" style:font-size-complex="20pt" style:font-weight-complex="bold"/>
    </style:style>
    <style:style style:name="P9" style:family="paragraph" style:parent-style-name="Standard">
      <style:paragraph-properties fo:text-align="justify" style:justify-single-word="false"/>
      <style:text-properties fo:color="#000000" fo:font-size="16pt" fo:font-weight="normal" officeooo:paragraph-rsid="003313f9"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color="#000000" fo:font-size="16pt" fo:font-weight="normal" officeooo:paragraph-rsid="003313f9" fo:background-color="#d4ea6b" style:font-size-asian="14pt" style:font-weight-asian="normal" style:font-size-complex="16pt" style:font-weight-complex="normal"/>
    </style:style>
    <style:style style:name="P11" style:family="paragraph" style:parent-style-name="Standard">
      <style:paragraph-properties fo:text-align="justify" style:justify-single-word="false"/>
      <style:text-properties fo:color="#000000" fo:font-size="20pt" fo:font-weight="normal" officeooo:paragraph-rsid="003313f9" fo:background-color="#d4ea6b" style:font-size-asian="20pt" style:font-weight-asian="normal" style:font-size-complex="20pt" style:font-weight-complex="normal"/>
    </style:style>
    <style:style style:name="P12" style:family="paragraph" style:parent-style-name="Standard">
      <style:paragraph-properties fo:text-align="justify" style:justify-single-word="false"/>
      <style:text-properties style:use-window-font-color="true" fo:font-size="20pt" fo:font-weight="normal" officeooo:paragraph-rsid="003313f9" fo:background-color="#000000" style:font-size-asian="20pt" style:font-weight-asian="normal" style:font-size-complex="20pt" style:font-weight-complex="normal"/>
    </style:style>
    <style:style style:name="P13" style:family="paragraph" style:parent-style-name="Standard">
      <style:paragraph-properties fo:text-align="justify" style:justify-single-word="false"/>
      <style:text-properties style:use-window-font-color="true" fo:font-size="20pt" fo:font-weight="normal" officeooo:paragraph-rsid="003313f9" fo:background-color="transparent" style:font-size-asian="20pt" style:font-weight-asian="normal" style:font-size-complex="20pt" style:font-weight-complex="normal"/>
    </style:style>
    <style:style style:name="P14" style:family="paragraph" style:parent-style-name="Standard">
      <style:paragraph-properties fo:text-align="justify" style:justify-single-word="false"/>
      <style:text-properties style:use-window-font-color="true" fo:font-size="20pt" fo:font-weight="normal" officeooo:paragraph-rsid="003313f9" fo:background-color="#dee6ef" style:font-size-asian="20pt" style:font-weight-asian="normal" style:font-size-complex="20pt" style:font-weight-complex="normal"/>
    </style:style>
    <style:style style:name="P15" style:family="paragraph" style:parent-style-name="Standard">
      <style:paragraph-properties fo:text-align="justify" style:justify-single-word="false"/>
      <style:text-properties style:use-window-font-color="true" fo:font-size="20pt" fo:font-weight="normal" officeooo:rsid="005d6508" officeooo:paragraph-rsid="005d6508" fo:background-color="#dee6ef" style:font-size-asian="20pt" style:font-weight-asian="normal" style:font-size-complex="20pt" style:font-weight-complex="normal"/>
    </style:style>
    <style:style style:name="P16" style:family="paragraph" style:parent-style-name="Standard">
      <style:paragraph-properties fo:text-align="justify" style:justify-single-word="false"/>
      <style:text-properties style:use-window-font-color="true" fo:font-size="16pt" fo:font-weight="normal" officeooo:paragraph-rsid="003313f9" fo:background-color="transparent" style:font-size-asian="16pt" style:font-weight-asian="normal" style:font-size-complex="16pt" style:font-weight-complex="normal"/>
    </style:style>
    <style:style style:name="P17" style:family="paragraph" style:parent-style-name="Standard">
      <style:paragraph-properties fo:text-align="justify" style:justify-single-word="false"/>
      <style:text-properties style:use-window-font-color="true" fo:font-size="16pt" fo:font-weight="normal" officeooo:rsid="005d6508" officeooo:paragraph-rsid="005d6508" fo:background-color="transparent" style:font-size-asian="16pt" style:font-weight-asian="normal" style:font-size-complex="16pt" style:font-weight-complex="normal"/>
    </style:style>
    <style:style style:name="T1" style:family="text">
      <style:text-properties officeooo:rsid="002709ae"/>
    </style:style>
    <style:style style:name="T2" style:family="text">
      <style:text-properties officeooo:rsid="0040ac5f"/>
    </style:style>
    <style:style style:name="T3" style:family="text">
      <style:text-properties officeooo:rsid="00478a9d"/>
    </style:style>
    <style:style style:name="T4" style:family="text">
      <style:text-properties officeooo:rsid="00507b57"/>
    </style:style>
    <style:style style:name="T5" style:family="text">
      <style:text-properties officeooo:rsid="006a1f3b"/>
    </style:style>
    <style:style style:name="T6" style:family="text">
      <style:text-properties officeooo:rsid="007b1810"/>
    </style:style>
    <style:style style:name="T7" style:family="text">
      <style:text-properties officeooo:rsid="00abf797"/>
    </style:style>
    <style:style style:name="T8" style:family="text">
      <style:text-properties officeooo:rsid="00b1a97a"/>
    </style:style>
    <style:style style:name="T9" style:family="text">
      <style:text-properties officeooo:rsid="00b348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ntinuous Archiving and Point-In-Time-Recovery</text:p>
      <text:p text:style-name="P1"/>
      <text:p text:style-name="P1"/>
      <text:p text:style-name="P2">Introduction</text:p>
      <text:p text:style-name="P3"/>
      <text:p text:style-name="P4">PostgreSQL is a widely used relational database that supports ACID transactions. The acronym ACID stands for atomicity, consistency, isolation, and durability. These are four key properties of database transactions that PostgreSQL supports to ensure the persistence and validity of data in the database.</text:p>
      <text:p text:style-name="P4">One method PostgreSQL uses to maintain ACID properties is Write-Ahead Logging (WAL).</text:p>
      <text:p text:style-name="P4">PostgreSQL first records any transaction on the database to the WAL log files before it writes the changes to the database cluster’s data files.</text:p>
      <text:p text:style-name="P4">With continuous archiving, the WAL files are copied to secondary storage, which has a couple of benefits. For example, a secondary database cluster can use the archived WAL file for replication purposes, but you can also use the files to perform point-in-time-recovery (PITR). That is, you can use the files to rollback a database cluster to a desirable point if an accident happens.</text:p>
      <text:p text:style-name="P4">In this guideline, you will learn how to set up continuous archiving with a PostgreSQL 1<text:span text:style-name="T1">4</text:span> cluster on Ubuntu 20.04 and perform PITR on the cluster.</text:p>
      <text:p text:style-name="P3"/>
      <text:p text:style-name="P2">Getting Started</text:p>
      <text:p text:style-name="P2"/>
      <text:p text:style-name="P2"/>
      <text:p text:style-name="P6">Step 1 - Configuring Continuous Archiving on the Database Cluster</text:p>
      <text:p text:style-name="P5"/>
      <text:p text:style-name="P9">In this first step, you need to configure your PostgreSQL 1<text:span text:style-name="T2">4</text:span> cluster to archive the cluster’s WAL files in a directory different from the cluster’s data directory. To do this, you must first create a new directory somewhere to archive the WAL files. </text:p>
      <text:p text:style-name="P9"/>
      <text:p text:style-name="P9">Create a new directory as follows:</text:p>
      <text:p text:style-name="P9"/>
      <text:p text:style-name="P12"><text:soft-page-break/>$ mkdir database_archive</text:p>
      <text:p text:style-name="P11"/>
      <text:p text:style-name="P10"/>
      <text:p text:style-name="P9">You now need to give the default PostgreSQL user, postgres, permission to write to this directory. You can achieve this by changing the ownership of the directory using the chown command:</text:p>
      <text:p text:style-name="P9"/>
      <text:p text:style-name="P9"/>
      <text:p text:style-name="P12">$ sudo chown postgres:postgres database_archive</text:p>
      <text:p text:style-name="P12"/>
      <text:p text:style-name="P16">Now that you have a directory set up for the cluster to archive the WAL files into, you must</text:p>
      <text:p text:style-name="P16">enable archiving in the postgresql.conf configuration file, which you can find in the <text:s/>/etc/postgresql/1<text:span text:style-name="T3">4</text:span>/main/ directory by default.</text:p>
      <text:p text:style-name="P16"/>
      <text:p text:style-name="P16">Open the configuration file with your text editor:</text:p>
      <text:p text:style-name="P16"/>
      <text:p text:style-name="P16"/>
      <text:p text:style-name="P12">$ sudo nano /etc/postgresql/1<text:span text:style-name="T4">4</text:span>/main/postgresql.conf</text:p>
      <text:p text:style-name="P12"/>
      <text:p text:style-name="P12"/>
      <text:p text:style-name="P16">Once you have opened the file, you’ll uncomment the line with the archive_mode variable on it by removing the # from the start of the line. Also, change the value of archive_mode to on like the following:</text:p>
      <text:p text:style-name="P12"/>
      <text:p text:style-name="P13">/etc/postgresql/12/main/postgresql.conf</text:p>
      <text:p text:style-name="P13"/>
      <text:p text:style-name="P14">archive_mode = on</text:p>
      <text:p text:style-name="P14"/>
      <text:p text:style-name="P14">archive_command = 'test ! -f /path/to/database_archive/%f &amp;&amp; cp %p /path/to/database_archive/%f'</text:p>
      <text:p text:style-name="P14"/>
      <text:p text:style-name="P15">Wal_level=replica</text:p>
      <text:p text:style-name="P15"/>
      <text:p text:style-name="P15">Archive_timeout=60</text:p>
      <text:p text:style-name="P17"><text:soft-page-break/>The archive command here first checks to see if the WAL file already exists in the archive, and if it doesn’t, it copies the WAL file to the archive.</text:p>
      <text:p text:style-name="P13"/>
      <text:p text:style-name="P16">Replace the /path/to/database_archive with the path to the database_archive directory you</text:p>
      <text:p text:style-name="P16">created earlier. For example, if you created this in your home directory: ~/database_archive.</text:p>
      <text:p text:style-name="P16"/>
      <text:p text:style-name="P16">Lastly, you need to configure the wal_level variable. wal_level dictates how much information</text:p>
      <text:p text:style-name="P16">PostgreSQL writes to the log. For continuous archiving, this needs to be set to at least replica:</text:p>
      <text:p text:style-name="P16"/>
      <text:p text:style-name="P16">This is already the default value in PostgreSQL 1<text:span text:style-name="T5">4</text:span>, so you shouldn’t need to change it, but it is</text:p>
      <text:p text:style-name="P16">something to remember if you ever go to change this variable.</text:p>
      <text:p text:style-name="P16"/>
      <text:p text:style-name="P16"/>
      <text:p text:style-name="P16">You can now save and exit your file.</text:p>
      <text:p text:style-name="P16"/>
      <text:p text:style-name="P16">To implement the changes to your database cluster configuration file, you need to restart the cluster as follows:</text:p>
      <text:p text:style-name="P16"/>
      <text:p text:style-name="P16"/>
      <text:p text:style-name="P12">$ sudo systemctl restart postgresql@1<text:span text:style-name="T6">4</text:span>-main</text:p>
      <text:p text:style-name="P12"/>
      <text:p text:style-name="P16"/>
      <text:p text:style-name="P16">If PostgreSQL restarts successfully, the cluster will archive every WAL file once it is full. By default, each WAL file is 16MB.</text:p>
      <text:p text:style-name="P13"/>
      <text:p text:style-name="P16">In the case that you need to archive a transaction immediately, you can force the database</text:p>
      <text:p text:style-name="P16">cluster to change and archive the current WAL file by running the following command on the</text:p>
      <text:p text:style-name="P16">cluster:</text:p>
      <text:p text:style-name="P16"/>
      <text:p text:style-name="P12">$ sudo -u postgres psql -c "SELECT pg_switch_wal();"</text:p>
      <text:p text:style-name="P12"/>
      <text:p text:style-name="P16"><text:soft-page-break/>With the database cluster successfully copying the WAL files to the archive, you can now perform a physical backup of the database cluster’s data files.</text:p>
      <text:p text:style-name="P16"/>
      <text:p text:style-name="P16"/>
      <text:p text:style-name="P16"/>
      <text:p text:style-name="P7">Step <text:span text:style-name="T7">2 <text:s/></text:span><text:span text:style-name="T9">C</text:span><text:span text:style-name="T8">reate </text:span><text:span text:style-name="T9">S</text:span><text:span text:style-name="T8">ome </text:span><text:span text:style-name="T9">D</text:span><text:span text:style-name="T8">atabase </text:span><text:span text:style-name="T9">A</text:span><text:span text:style-name="T8">nd </text:span><text:span text:style-name="T9">I</text:span><text:span text:style-name="T8">nsert </text:span><text:span text:style-name="T9">S</text:span><text:span text:style-name="T8">ome </text:span><text:span text:style-name="T9">R</text:span><text:span text:style-name="T8">ecords</text:span></text:p>
      <text:p text:style-name="P7"/>
      <text:p text:style-name="P8"/>
      <text:p text:style-name="P12"/>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4T22:48:53.463894674</meta:creation-date>
    <dc:date>2022-06-04T23:17:15.507443317</dc:date>
    <meta:editing-duration>PT27M56S</meta:editing-duration>
    <meta:editing-cycles>51</meta:editing-cycles>
    <meta:generator>LibreOffice/6.4.7.2$Linux_X86_64 LibreOffice_project/40$Build-2</meta:generator>
    <meta:document-statistic meta:table-count="0" meta:image-count="0" meta:object-count="0" meta:page-count="4" meta:paragraph-count="41" meta:word-count="615" meta:character-count="3901" meta:non-whitespace-character-count="3324"/>
  </office:meta>
</office:document-meta>
</file>